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2" manifest:media-type=""/>
  <manifest:file-entry manifest:full-path="ObjectReplacements/Object 3" manifest:media-type="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"/>
  <manifest:file-entry manifest:full-path="ObjectReplacements/Object 6" manifest:media-type=""/>
  <manifest:file-entry manifest:full-path="ObjectReplacements/Object 1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D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5" style:family="paragraph" style:parent-style-name="Text_20_body">
      <style:paragraph-properties fo:margin-top="0in" fo:margin-bottom="0in" style:contextual-spacing="false" fo:text-align="center" style:justify-single-word="false"/>
      <style:text-properties style:text-position="0% 100%" officeooo:rsid="00204ff7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4ff7" officeooo:paragraph-rsid="00204ff7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4ff7" officeooo:paragraph-rsid="002e944e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45554" officeooo:paragraph-rsid="00245554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style:text-position="super 58%"/>
    </style:style>
    <style:style style:name="P13" style:family="paragraph" style:parent-style-name="Table_20_Contents">
      <style:paragraph-properties fo:text-align="center" style:justify-single-word="false"/>
      <style:text-properties style:text-position="0% 100%"/>
    </style:style>
    <style:style style:name="P14" style:family="paragraph" style:parent-style-name="Table_20_Contents">
      <style:paragraph-properties fo:text-align="center" style:justify-single-word="false"/>
      <style:text-properties officeooo:rsid="002e944e" officeooo:paragraph-rsid="002e944e"/>
    </style:style>
    <style:style style:name="P15" style:family="paragraph" style:parent-style-name="Standard">
      <style:paragraph-properties fo:text-align="center" style:justify-single-word="false"/>
      <style:text-properties style:text-position="0% 100%"/>
    </style:style>
    <style:style style:name="P16" style:family="paragraph" style:parent-style-name="Standard">
      <style:paragraph-properties fo:text-align="center" style:justify-single-word="false"/>
      <style:text-properties style:text-position="0% 100%" officeooo:rsid="003562d1" officeooo:paragraph-rsid="003562d1"/>
    </style:style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officeooo:rsid="001e823f" officeooo:paragraph-rsid="001e823f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1" style:family="paragraph" style:parent-style-name="Text_20_body" style:list-style-name="L3">
      <style:paragraph-properties fo:margin-top="0in" fo:margin-bottom="0in" style:contextual-spacing="false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3562d1" officeooo:paragraph-rsid="003562d1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ea93a" officeooo:paragraph-rsid="0035b6cd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35b6cd" officeooo:paragraph-rsid="0035b6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9489"/>
    </style:style>
    <style:style style:name="T4" style:family="text">
      <style:text-properties officeooo:rsid="002e944e"/>
    </style:style>
    <style:style style:name="T5" style:family="text">
      <style:text-properties officeooo:rsid="00302ca6"/>
    </style:style>
    <style:style style:name="T6" style:family="text">
      <style:text-properties officeooo:rsid="003408e3"/>
    </style:style>
    <style:style style:name="T7" style:family="text">
      <style:text-properties officeooo:rsid="0035b6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ynamic Programming</text:p>
      <text:p text:style-name="P2"/>
      <text:list xml:id="list2803048332822674632" text:style-name="L1">
        <text:list-item>
          <text:p text:style-name="P17">Solves <text:a xlink:type="simple" xlink:href="../Design%20of%20algorithms.odt#Optimization%20problems"><text:span text:style-name="T1">optimization problems</text:span></text:a> which exhibit optimal substructures by combining the solutions to <text:span text:style-name="T6">sub-problems</text:span>, just like a divide and conquer approach</text:p>
        </text:list-item>
        <text:list-item>
          <text:p text:style-name="P17">In contrast to the divide-and-conquer algorithms, dynamic programming algorithms have overlapping sub-problems – that is, sub-problems share sub-problems. In this context divide-and-conquer algorithms do more work than necessary, repeatedly solving the common sub-problems. Dynamic programming <text:s/>algorithms solves each sub-problem just once and then saves the answer in a table. “Programming” in this context refers to this tabular saving. Thus dynamic programming uses additional memory to save computation time.</text:p>
        </text:list-item>
        <text:list-item>
          <text:p text:style-name="P17">The savings obtained may be dramatic: an exponential-time solution may be transformed into a polynomial-time solution. This happens where the number of distinct sub-problems involved is polynomial in the input size and we can solve each such sub-problem in polynomial time.</text:p>
        </text:list-item>
        <text:list-item>
          <text:p text:style-name="P17">Since each sub-problem is solved exactly once, the time required to solve a problem is the sum of the time required to solve all its sub-problems</text:p>
        </text:list-item>
        <text:list-item>
          <text:p text:style-name="P17">Another aspect about the optimal substructure is that the different sub-problems which form a candidate solution must independent of one another. Two sub-problems are independent if the solution to one does not affect another. If two sub-problems are not independent then the optimal solutions to the sub-problems will not combine to form a correct/legal solution to the main problem at all</text:p>
          <text:list>
            <text:list-item>
              <text:p text:style-name="P17">Example : Longest path in an unweighted graph</text:p>
            </text:list-item>
          </text:list>
        </text:list-item>
        <text:list-item>
          <text:p text:style-name="P17">Thus the two key ingredients of a problem to apply a dynamic solution is</text:p>
          <text:list>
            <text:list-item>
              <text:p text:style-name="P17">Optimal substructure with independent sub-problems</text:p>
            </text:list-item>
            <text:list-item>
              <text:p text:style-name="P17">Overlapping sub-problems <text:span text:style-name="T5">- When a recursive algorithm visits the same sub-problem repeatedly, we say that the optimization problem has overlapping problems.</text:span></text:p>
            </text:list-item>
          </text:list>
        </text:list-item>
        <text:list-item>
          <text:p text:style-name="P17">Considering the recursion trees of algorithms of optimization problems with optimal substructure, </text:p>
          <text:list>
            <text:list-item>
              <text:p text:style-name="P17">The time required to solve a sub-problem is proportional to the number of outgoing edges of the corresponding vertex.</text:p>
            </text:list-item>
            <text:list-item>
              <text:p text:style-name="P17">The number of sub-problems is equal to the number of vertices of the recursion tree</text:p>
            </text:list-item>
            <text:list-item>
              <text:p text:style-name="P17">The running time of the dynamic programming solution is linear in the number of vertices and edges.</text:p>
            </text:list-item>
          </text:list>
        </text:list-item>
      </text:list>
      <text:p text:style-name="P1"/>
      <text:p text:style-name="P2">Step while designing a dynamic programming algorithm for an optimization problem</text:p>
      <text:list xml:id="list3571683344996672678" text:style-name="L2">
        <text:list-item>
          <text:p text:style-name="P18">Characterize the problem</text:p>
          <text:list>
            <text:list-item>
              <text:p text:style-name="P18">Check if it is an optimization problem.</text:p>
            </text:list-item>
            <text:list-item>
              <text:p text:style-name="P18">Check if the problem has optimal substructure.</text:p>
            </text:list-item>
            <text:list-item>
              <text:p text:style-name="P18">Check if there are overlapping sub-problems.</text:p>
            </text:list-item>
            <text:list-item>
              <text:p text:style-name="P19">Check if the overlapping sub-problems are independent.</text:p>
            </text:list-item>
          </text:list>
        </text:list-item>
        <text:list-item>
          <text:p text:style-name="P18">Recursively define the value of an optimal solution</text:p>
        </text:list-item>
        <text:list-item>
          <text:p text:style-name="P18">Compute the value of an optimal solution</text:p>
        </text:list-item>
        <text:list-item>
          <text:p text:style-name="P18">Construct an optimal solution from computed information</text:p>
        </text:list-item>
      </text:list>
      <text:p text:style-name="P1"/>
      <text:p text:style-name="P2">Approaches to implementation</text:p>
      <text:list xml:id="list3511459054513258402" text:style-name="L3">
        <text:list-item>
          <text:p text:style-name="P20">Top-down with memoization</text:p>
          <text:list>
            <text:list-item>
              <text:p text:style-name="P21">The naive divide and conquer recursive implementation is modified to save the result of each sub-problem in a table.</text:p>
            </text:list-item>
            <text:list-item>
              <text:p text:style-name="P21">Each sub-problem can thus check the table to see if it has already been solved. </text:p>
              <text:list>
                <text:list-item>
                  <text:p text:style-name="P21"><text:soft-page-break/>If so uses the value in the table without doing the computation.</text:p>
                </text:list-item>
                <text:list-item>
                  <text:p text:style-name="P21">Else proceeds with the computation as usual</text:p>
                </text:list-item>
              </text:list>
            </text:list-item>
            <text:list-item>
              <text:p text:style-name="P21">This can also be viewed as a kind of depth first search.</text:p>
            </text:list-item>
          </text:list>
        </text:list-item>
        <text:list-item>
          <text:p text:style-name="P20">Bottom-up method</text:p>
          <text:list>
            <text:list-item>
              <text:p text:style-name="P21">We sort the sub-problems by size and solve them in size order, smallest first so that when solving a particular sub-problem, we have already solved all of the smaller sub-problems this sub-problems solution depends upon.</text:p>
            </text:list-item>
            <text:list-item>
              <text:p text:style-name="P21">In other words we consider the sub-problems in a <text:a xlink:type="simple" xlink:href="../Precedence-Constrained%20Scheduling.odt">topological order</text:a> such that no sub-problem is considered until all of the sub-problems it depends upon have been solved.</text:p>
            </text:list-item>
          </text:list>
        </text:list-item>
        <text:list-item>
          <text:p text:style-name="P21">The two approaches usually yield algorithms with the same asymptotic running time </text:p>
          <text:list>
            <text:list-item>
              <text:p text:style-name="P21">The top-down approach is faster in which not all sub-problems need need to be solved and as top-down approach solves only those needed.</text:p>
            </text:list-item>
            <text:list-item>
              <text:p text:style-name="P21">In the other case the bottom-up approach often has much better constant factors, since it has less overhead for procedure calls.</text:p>
            </text:list-item>
          </text:list>
        </text:list-item>
      </text:list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Problem</text:p>
          </table:table-cell>
          <table:table-cell table:style-name="Table1.A1" office:value-type="string">
            <text:p text:style-name="P10">Plain divide and conquer approach</text:p>
          </table:table-cell>
          <table:table-cell table:style-name="Table1.A1" office:value-type="string">
            <text:p text:style-name="P22">Dynamic programming</text:p>
          </table:table-cell>
          <table:table-cell table:style-name="Table1.D1" office:value-type="string">
            <text:p text:style-name="P10">Bottom-up method</text:p>
          </table:table-cell>
        </table:table-row>
        <table:table-row>
          <table:table-cell table:style-name="Table1.A2" office:value-type="string">
            <text:p text:style-name="P11">Fibonacci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<text:a xlink:type="simple" xlink:href="../0-1%20Knapsack.odt">0-1 Knapsack</text:a></text:p>
          </table:table-cell>
          <table:table-cell table:style-name="Table1.A2" office:value-type="string">
            <text:p text:style-name="P11"><draw:frame draw:style-name="fr1" draw:name="Object12" text:anchor-type="as-char" svg:y="-0.172in" svg:width="0.4772in" svg:height="0.2201in" draw:z-index="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Object10" text:anchor-type="as-char" svg:y="-0.152in" svg:width="0.5547in" svg:height="0.2008in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1"><draw:frame draw:style-name="fr1" draw:name="Object11" text:anchor-type="as-char" svg:y="-0.152in" svg:width="0.5547in" svg:height="0.2008in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1"><text:a xlink:type="simple" xlink:href="../Tower%20of%20Hanoi.odt">Tower of Hanoi</text:a> <text:span text:style-name="T3">- Placeholder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<text:a xlink:type="simple" xlink:href="../Rod%20cutting.odt"><text:span text:style-name="T2">Rod cutting</text:span></text:a></text:p>
          </table:table-cell>
          <table:table-cell table:style-name="Table1.A2" office:value-type="string">
            <text:p text:style-name="P12"><draw:frame draw:style-name="fr1" draw:name="Object2" text:anchor-type="as-char" svg:y="-0.172in" svg:width="0.4772in" svg:height="0.2201in" draw:z-index="6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16"><draw:frame draw:style-name="fr1" draw:name="Object4" text:anchor-type="as-char" svg:y="-0.172in" svg:width="0.5047in" svg:height="0.2201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D2" office:value-type="string">
            <text:p text:style-name="P15"><draw:frame draw:style-name="fr1" draw:name="Object1" text:anchor-type="as-char" svg:y="-0.172in" svg:width="0.5047in" svg:height="0.2201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"><text:a xlink:type="simple" xlink:href="../Matrix-chain%20multiplication.odt">Matrix-chain multiplication</text:a></text:p>
          </table:table-cell>
          <table:table-cell table:style-name="Table1.A2" office:value-type="string">
            <text:p text:style-name="P13"><draw:frame draw:style-name="fr1" draw:name="Object3" text:anchor-type="as-char" svg:y="-0.172in" svg:width="0.4807in" svg:height="0.220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13"><draw:frame draw:style-name="fr1" draw:name="Object6" text:anchor-type="as-char" svg:y="-0.172in" svg:width="0.4791in" svg:height="0.2201in" draw:z-index="13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D2" office:value-type="string">
            <text:p text:style-name="P13"><draw:frame draw:style-name="fr1" draw:name="Object5" text:anchor-type="as-char" svg:y="-0.172in" svg:width="0.4791in" svg:height="0.2201in" draw:z-index="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<text:a xlink:type="simple" xlink:href="../Longest%20common%20subsequence.odt">Longest common subsequence</text:a></text:p>
          </table:table-cell>
          <table:table-cell table:style-name="Table1.A2" office:value-type="string">
            <text:p text:style-name="P11"><draw:frame draw:style-name="fr1" draw:name="Object9" text:anchor-type="as-char" svg:y="-0.152in" svg:width="1.1598in" svg:height="0.2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11"><draw:frame draw:style-name="fr1" draw:name="Object8" text:anchor-type="as-char" svg:y="-0.152in" svg:width="0.548in" svg:height="0.2in" draw:z-index="9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D2" office:value-type="string">
            <text:p text:style-name="P11"><draw:frame draw:style-name="fr1" draw:name="Object7" text:anchor-type="as-char" svg:y="-0.152in" svg:width="0.5484in" svg:height="0.2in" draw:z-index="10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<text:a xlink:type="simple" xlink:href="../Longest%20monotonically%20increasing%20contiguous%20sequence%20of%20numbers.odt">Longest monotonically increasing </text:a><text:a xlink:type="simple" xlink:href="../Longest%20monotonically%20increasing%20contiguous%20sequence%20of%20numbers.odt"><text:span text:style-name="T4">contiguous </text:span></text:a><text:a xlink:type="simple" xlink:href="../Longest%20monotonically%20increasing%20contiguous%20sequence%20of%20numbers.odt">sequence of numbers</text:a></text:p>
          </table:table-cell>
          <table:table-cell table:style-name="Table1.A2" office:value-type="string">
            <text:p text:style-name="P14"><draw:frame draw:style-name="fr1" draw:name="Object13" text:anchor-type="as-char" svg:y="-0.172in" svg:width="0.5807in" svg:height="0.2201in" draw:z-index="1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2" office:value-type="string">
            <text:p text:style-name="P14"><draw:frame draw:style-name="fr1" draw:name="Object17" text:anchor-type="as-char" svg:y="-0.152in" svg:width="0.428in" svg:height="0.2in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.D2" office:value-type="string">
            <text:p text:style-name="P14"><draw:frame draw:style-name="fr1" draw:name="Object16" text:anchor-type="as-char" svg:y="-0.152in" svg:width="0.428in" svg:height="0.2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text:a xlink:type="simple" xlink:href="../Longest%20monotonically%20increasing%20sequence%20of%20numbers.odt">Longest monotonically increasing</text:a><text:a xlink:type="simple" xlink:href="../Longest%20monotonically%20increasing%20sequence%20of%20numbers.odt"><text:span text:style-name="T4"> </text:span></text:a><text:a xlink:type="simple" xlink:href="../Longest%20monotonically%20increasing%20sequence%20of%20numbers.odt">sequence of numbers</text:a></text:p>
          </table:table-cell>
          <table:table-cell table:style-name="Table1.A2" office:value-type="string">
            <text:p text:style-name="P14"><draw:frame draw:style-name="fr1" draw:name="Object14" text:anchor-type="as-char" svg:y="-0.172in" svg:width="0.4783in" svg:height="0.2201in" draw:z-index="1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2" office:value-type="string">
            <text:p text:style-name="P14"><draw:frame draw:style-name="fr1" draw:name="Object18" text:anchor-type="as-char" svg:y="-0.172in" svg:width="0.4783in" svg:height="0.2201in" draw:z-index="1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D2" office:value-type="string">
            <text:p text:style-name="P14"><draw:frame draw:style-name="fr1" draw:name="Object15" text:anchor-type="as-char" svg:y="-0.172in" svg:width="0.4783in" svg:height="0.2201in" draw:z-index="16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<text:a xlink:type="simple" xlink:href="../Subset%20sum.odt">Subset sum</text:a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4">Floyd- Warshall<text:span text:style-name="T7">(</text:span>All pairs shortest-path<text:span text:style-name="T7">)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12" office:value-type="string">
            <text:p text:style-name="P25">Bellman-Ford(Single source shortest-path)</text:p>
          </table:table-cell>
          <table:table-cell table:style-name="Table1.A12" office:value-type="string">
            <text:p text:style-name="P11"/>
          </table:table-cell>
          <table:table-cell table:style-name="Table1.A12" office:value-type="string">
            <text:p text:style-name="P11"/>
          </table:table-cell>
          <table:table-cell table:style-name="Table1.D12" office:value-type="string">
            <text:p text:style-name="P1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12T12:03:02</meta:creation-date>
    <dc:date>2013-11-27T00:46:04.686844960</dc:date>
    <meta:editing-duration>P1DT5H49M2S</meta:editing-duration>
    <meta:editing-cycles>59</meta:editing-cycles>
    <meta:generator>LibreOffice/4.1.2.3$Linux_x86 LibreOffice_project/410m0$Build-3</meta:generator>
    <dc:creator>Kempa </dc:creator>
    <meta:document-statistic meta:table-count="1" meta:image-count="0" meta:object-count="18" meta:page-count="2" meta:paragraph-count="69" meta:word-count="663" meta:character-count="4229" meta:non-whitespace-character-count="3645"/>
  </office:meta>
</office:document-meta>
</file>

<file path=Object 1/content.xml><?xml version="1.0" encoding="utf-8"?>
<math xmlns="http://www.w3.org/1998/Math/MathML">
  <semantics>
    <mrow>
      <mo stretchy="false">Θ</mo>
      <mtext/>
      <mrow>
        <mo stretchy="false">(</mo>
        <mrow>
          <msup>
            <mi>n</mi>
            <mn>2</mn>
          </msup>
        </mrow>
        <mo stretchy="false">)</mo>
      </mrow>
    </mrow>
    <annotation encoding="StarMath 5.0">%THETA%(n^2)</annotation>
  </semantics>
</math>
</file>

<file path=Object 10/content.xml><?xml version="1.0" encoding="utf-8"?>
<math xmlns="http://www.w3.org/1998/Math/MathML">
  <semantics>
    <mrow>
      <mo stretchy="false">Θ</mo>
      <mtext/>
      <mrow>
        <mo stretchy="false">(</mo>
        <mrow>
          <mi>c</mi>
          <mi>n</mi>
        </mrow>
        <mo stretchy="false">)</mo>
      </mrow>
    </mrow>
    <annotation encoding="StarMath 5.0">%THETA%(c n)</annotation>
  </semantics>
</math>
</file>

<file path=Object 11/content.xml><?xml version="1.0" encoding="utf-8"?>
<math xmlns="http://www.w3.org/1998/Math/MathML">
  <semantics>
    <mrow>
      <mo stretchy="false">Θ</mo>
      <mtext/>
      <mrow>
        <mo stretchy="false">(</mo>
        <mrow>
          <mi>c</mi>
          <mi>n</mi>
        </mrow>
        <mo stretchy="false">)</mo>
      </mrow>
    </mrow>
    <annotation encoding="StarMath 5.0">%THETA%(c n)</annotation>
  </semantics>
</math>
</file>

<file path=Object 12/content.xml><?xml version="1.0" encoding="utf-8"?>
<math xmlns="http://www.w3.org/1998/Math/MathML">
  <semantics>
    <mrow>
      <mi>O</mi>
      <mrow>
        <mo stretchy="false">(</mo>
        <mrow>
          <msup>
            <mn>2</mn>
            <mi>n</mi>
          </msup>
        </mrow>
        <mo stretchy="false">)</mo>
      </mrow>
    </mrow>
    <annotation encoding="StarMath 5.0">O(2^n)</annotation>
  </semantics>
</math>
</file>

<file path=Object 13/content.xml><?xml version="1.0" encoding="utf-8"?>
<math xmlns="http://www.w3.org/1998/Math/MathML">
  <semantics>
    <mrow>
      <mi>O</mi>
      <mrow>
        <mo stretchy="false">(</mo>
        <mrow>
          <mi>n</mi>
          <msup>
            <mn>2</mn>
            <mi>n</mi>
          </msup>
        </mrow>
        <mo stretchy="false">)</mo>
      </mrow>
    </mrow>
    <annotation encoding="StarMath 5.0">O(n 2^n)</annotation>
  </semantics>
</math>
</file>

<file path=Object 14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15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16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17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18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2/content.xml><?xml version="1.0" encoding="utf-8"?>
<math xmlns="http://www.w3.org/1998/Math/MathML">
  <semantics>
    <mrow>
      <mo stretchy="false">Θ</mo>
      <mtext/>
      <mrow>
        <mo stretchy="false">(</mo>
        <mrow>
          <msup>
            <mi>n</mi>
            <mn>2</mn>
          </msup>
        </mrow>
        <mo stretchy="false">)</mo>
      </mrow>
    </mrow>
    <annotation encoding="StarMath 5.0">%THETA%(n^2)</annotation>
  </semantics>
</math>
</file>

<file path=Object 3/content.xml><?xml version="1.0" encoding="utf-8"?>
<math xmlns="http://www.w3.org/1998/Math/MathML">
  <semantics>
    <mrow>
      <mo stretchy="false">Θ</mo>
      <mrow>
        <mo stretchy="false">(</mo>
        <mrow>
          <msup>
            <mn>2</mn>
            <mi>n</mi>
          </msup>
        </mrow>
        <mo stretchy="false">)</mo>
      </mrow>
    </mrow>
    <annotation encoding="StarMath 5.0">%THETA(2^n)</annotation>
  </semantics>
</math>
</file>

<file path=Object 4/content.xml><?xml version="1.0" encoding="utf-8"?>
<math xmlns="http://www.w3.org/1998/Math/MathML">
  <semantics>
    <mrow>
      <mo stretchy="false">Ω</mo>
      <mrow>
        <mo stretchy="false">(</mo>
        <mrow>
          <msup>
            <mn>2</mn>
            <mi>n</mi>
          </msup>
        </mrow>
        <mo stretchy="false">)</mo>
      </mrow>
    </mrow>
    <annotation encoding="StarMath 5.0">%OMEGA(2^n)</annotation>
  </semantics>
</math>
</file>

<file path=Object 5/content.xml><?xml version="1.0" encoding="utf-8"?>
<math xmlns="http://www.w3.org/1998/Math/MathML">
  <semantics>
    <mrow>
      <mi>O</mi>
      <mrow>
        <mo stretchy="false">(</mo>
        <mrow>
          <msup>
            <mi>n</mi>
            <mn>3</mn>
          </msup>
        </mrow>
        <mo stretchy="false">)</mo>
      </mrow>
    </mrow>
    <annotation encoding="StarMath 5.0">O(n^3)</annotation>
  </semantics>
</math>
</file>

<file path=Object 6/content.xml><?xml version="1.0" encoding="utf-8"?>
<math xmlns="http://www.w3.org/1998/Math/MathML">
  <semantics>
    <mrow>
      <mi>O</mi>
      <mrow>
        <mo stretchy="false">(</mo>
        <mrow>
          <msup>
            <mi>n</mi>
            <mn>3</mn>
          </msup>
        </mrow>
        <mo stretchy="false">)</mo>
      </mrow>
    </mrow>
    <annotation encoding="StarMath 5.0">O(n^3)</annotation>
  </semantics>
</math>
</file>

<file path=Object 7/content.xml><?xml version="1.0" encoding="utf-8"?>
<math xmlns="http://www.w3.org/1998/Math/MathML">
  <semantics>
    <mrow>
      <mo stretchy="false">Θ</mo>
      <mrow>
        <mo stretchy="false">(</mo>
        <mrow>
          <mi mathvariant="italic">mn</mi>
        </mrow>
        <mo stretchy="false">)</mo>
      </mrow>
    </mrow>
    <annotation encoding="StarMath 5.0">%THETA(mn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 mathvariant="italic">mn</mi>
        </mrow>
        <mo stretchy="false">)</mo>
      </mrow>
    </mrow>
    <annotation encoding="StarMath 5.0">O(mn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i mathvariant="italic">Exponential</mi>
        </mrow>
        <mo stretchy="false">)</mo>
      </mrow>
    </mrow>
    <annotation encoding="StarMath 5.0">O(Exponential)</annotation>
  </semantics>
</math>
</file>